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344517" style:font-size-asian="14pt" style:font-size-complex="14pt"/>
    </style:style>
    <style:style style:name="P4" style:family="paragraph" style:parent-style-name="Standard">
      <style:text-properties fo:font-size="14pt" officeooo:paragraph-rsid="003c1109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255163" officeooo:paragraph-rsid="00255163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208bc3" officeooo:paragraph-rsid="00208bc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style:font-size-asian="14pt" style:font-size-complex="14pt"/>
    </style:style>
    <style:style style:name="P9" style:family="paragraph" style:parent-style-name="Standard">
      <style:text-properties fo:font-size="14pt" style:text-underline-style="none" officeooo:paragraph-rsid="004af5ce" style:font-size-asian="14pt" style:font-size-complex="14pt"/>
    </style:style>
    <style:style style:name="P10" style:family="paragraph" style:parent-style-name="Standard">
      <style:text-properties fo:font-size="14pt" style:text-underline-style="none" officeooo:paragraph-rsid="004afb30" style:font-size-asian="14pt" style:font-size-complex="14pt"/>
    </style:style>
    <style:style style:name="P11" style:family="paragraph" style:parent-style-name="Standard">
      <style:text-properties fo:font-size="14pt" style:text-underline-style="none" officeooo:paragraph-rsid="00517f98" style:font-size-asian="14pt" style:font-size-complex="14pt"/>
    </style:style>
    <style:style style:name="T1" style:family="text">
      <style:text-properties officeooo:rsid="001b185b"/>
    </style:style>
    <style:style style:name="T2" style:family="text">
      <style:text-properties officeooo:rsid="001ba13f"/>
    </style:style>
    <style:style style:name="T3" style:family="text">
      <style:text-properties officeooo:rsid="0022c71e"/>
    </style:style>
    <style:style style:name="T4" style:family="text">
      <style:text-properties officeooo:rsid="00248d00"/>
    </style:style>
    <style:style style:name="T5" style:family="text">
      <style:text-properties officeooo:rsid="0026b2e5"/>
    </style:style>
    <style:style style:name="T6" style:family="text">
      <style:text-properties style:text-underline-style="none" officeooo:rsid="0026b2e5"/>
    </style:style>
    <style:style style:name="T7" style:family="text">
      <style:text-properties style:text-underline-style="none" officeooo:rsid="002c5c78"/>
    </style:style>
    <style:style style:name="T8" style:family="text">
      <style:text-properties style:text-underline-style="none" officeooo:rsid="00377223"/>
    </style:style>
    <style:style style:name="T9" style:family="text">
      <style:text-properties style:text-underline-style="none" fo:font-weight="normal" officeooo:rsid="001b4c5c" style:font-weight-asian="normal" style:font-weight-complex="normal"/>
    </style:style>
    <style:style style:name="T10" style:family="text">
      <style:text-properties style:text-underline-style="none" fo:font-weight="normal" officeooo:rsid="001ef203" style:font-weight-asian="normal" style:font-weight-complex="normal"/>
    </style:style>
    <style:style style:name="T11" style:family="text">
      <style:text-properties officeooo:rsid="00271703"/>
    </style:style>
    <style:style style:name="T12" style:family="text">
      <style:text-properties officeooo:rsid="002875b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b2e5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3d11a9"/>
    </style:style>
    <style:style style:name="T16" style:family="text">
      <style:text-properties style:text-underline-style="solid" style:text-underline-width="auto" style:text-underline-color="font-color" officeooo:rsid="00348973"/>
    </style:style>
    <style:style style:name="T17" style:family="text">
      <style:text-properties style:text-underline-style="solid" style:text-underline-width="auto" style:text-underline-color="font-color" officeooo:rsid="00358ce4"/>
    </style:style>
    <style:style style:name="T18" style:family="text">
      <style:text-properties style:text-underline-style="solid" style:text-underline-width="auto" style:text-underline-color="font-color" fo:font-weight="bold" officeooo:rsid="001b4c5c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44dc1a"/>
    </style:style>
    <style:style style:name="T20" style:family="text">
      <style:text-properties style:text-underline-style="solid" style:text-underline-width="auto" style:text-underline-color="font-color" officeooo:rsid="00447317"/>
    </style:style>
    <style:style style:name="T21" style:family="text">
      <style:text-properties style:text-underline-style="solid" style:text-underline-width="auto" style:text-underline-color="font-color" officeooo:rsid="0047bf14"/>
    </style:style>
    <style:style style:name="T22" style:family="text">
      <style:text-properties style:text-underline-style="solid" style:text-underline-width="auto" style:text-underline-color="font-color" officeooo:rsid="004afb30"/>
    </style:style>
    <style:style style:name="T23" style:family="text">
      <style:text-properties officeooo:rsid="002eceb8"/>
    </style:style>
    <style:style style:name="T24" style:family="text">
      <style:text-properties officeooo:rsid="002ee8e9"/>
    </style:style>
    <style:style style:name="T25" style:family="text">
      <style:text-properties officeooo:rsid="00330330"/>
    </style:style>
    <style:style style:name="T26" style:family="text">
      <style:text-properties style:font-name="Liberation Serif" officeooo:rsid="00330330" style:font-name-asian="Liberation Serif" style:font-name-complex="Liberation Serif"/>
    </style:style>
    <style:style style:name="T27" style:family="text">
      <style:text-properties officeooo:rsid="00348973"/>
    </style:style>
    <style:style style:name="T28" style:family="text">
      <style:text-properties officeooo:rsid="00358ce4"/>
    </style:style>
    <style:style style:name="T29" style:family="text">
      <style:text-properties officeooo:rsid="00377223"/>
    </style:style>
    <style:style style:name="T30" style:family="text">
      <style:text-properties officeooo:rsid="0037a566"/>
    </style:style>
    <style:style style:name="T31" style:family="text">
      <style:text-properties officeooo:rsid="0038ed7a"/>
    </style:style>
    <style:style style:name="T32" style:family="text">
      <style:text-properties officeooo:rsid="00447317"/>
    </style:style>
    <style:style style:name="T33" style:family="text">
      <style:text-properties officeooo:rsid="0044dc1a"/>
    </style:style>
    <style:style style:name="T34" style:family="text">
      <style:text-properties officeooo:rsid="0047bf14"/>
    </style:style>
    <style:style style:name="T35" style:family="text">
      <style:text-properties officeooo:rsid="004d4c83"/>
    </style:style>
    <style:style style:name="T36" style:family="text">
      <style:text-properties officeooo:rsid="00536667"/>
    </style:style>
    <style:style style:name="T37" style:family="text">
      <style:text-properties officeooo:rsid="00555307"/>
    </style:style>
    <style:style style:name="T38" style:family="text">
      <style:text-properties officeooo:rsid="00557727"/>
    </style:style>
    <style:style style:name="T39" style:family="text">
      <style:text-properties officeooo:rsid="005624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 <text:span text:style-name="T1">MIN-MAX</text:span></text:p>
      <text:p text:style-name="Standard"/>
      <text:p text:style-name="P3"><text:span text:style-name="T18">fonction</text:span><text:span text:style-name="T9"> </text:span><text:span text:style-name="T10">minMax</text:span><text:span text:style-name="T2">(</text:span><text:span text:style-name="T25">statutParti</text:span><text:span text:style-name="T2"> : </text:span><text:span text:style-name="T26">↑statutParti</text:span><text:span text:style-name="T2">, nbJetonVictoire : </text:span><text:span text:style-name="T23">entier</text:span><text:span text:style-name="T3">, </text:span></text:p>
      <text:p text:style-name="P3"><text:span text:style-name="T5"><text:tab/><text:tab/><text:tab/>profondeu</text:span><text:span text:style-name="T11">r</text:span><text:span text:style-name="T3"> : </text:span><text:span text:style-name="T24">entier, </text:span><text:span text:style-name="T30">nbJetonPlateau : </text:span><text:span text:style-name="T31">entier, </text:span><text:span text:style-name="T32">joueur : entier</text:span><text:span text:style-name="T4">) : </text:span><text:span text:style-name="T12">entier</text:span></text:p>
      <text:p text:style-name="P2"/>
      <text:p text:style-name="P5"><text:span text:style-name="T13">post-</text:span><text:span text:style-name="T14">conditions :</text:span><text:span text:style-name="T6"> </text:span><text:span text:style-name="T7">renvoie le coup à jouer qui a le plus de chance de gagner</text:span></text:p>
      <text:p text:style-name="P2"/>
      <text:p text:style-name="P6">variables :</text:p>
      <text:p text:style-name="P2"/>
      <text:p text:style-name="P6">début :</text:p>
      <text:p text:style-name="P8"><text:tab/><text:span text:style-name="T29">nbCoupPossible ← nbColonne + nbJetonPlateau</text:span></text:p>
      <text:p text:style-name="P2"><text:tab/><text:span text:style-name="T16">si</text:span><text:span text:style-name="T27"> profondeur = 0 </text:span><text:span text:style-name="T17">alors</text:span></text:p>
      <text:p text:style-name="P4"><text:tab/><text:tab/><text:span text:style-name="T28">retourner(</text:span><text:span text:style-name="T29">aleatoire(0, </text:span><text:span text:style-name="T8">nbCoupPossible</text:span><text:span text:style-name="T29">)</text:span><text:span text:style-name="T28">)</text:span></text:p>
      <text:p text:style-name="P2"><text:tab/><text:span text:style-name="T15">fin si</text:span></text:p>
      <text:p text:style-name="P8"><text:tab/></text:p>
      <text:p text:style-name="P9"><text:tab/><text:span text:style-name="T21">pour</text:span><text:span text:style-name="T34"> i </text:span><text:span text:style-name="T21">allant de</text:span><text:span text:style-name="T34"> 0 </text:span><text:span text:style-name="T21">à</text:span><text:span text:style-name="T34"> nbCoupPossible </text:span><text:span text:style-name="T21">faire</text:span></text:p>
      <text:p text:style-name="P11"><text:tab/><text:tab/><text:span text:style-name="T36">nouvelleGrille = placerPion(</text:span><text:span text:style-name="T37">i, joueur</text:span><text:span text:style-name="T36">)</text:span></text:p>
      <text:p text:style-name="P11"><text:span text:style-name="T35"><text:tab/><text:tab/></text:span><text:span text:style-name="T39">MeilleurCoup = </text:span><text:span text:style-name="T35">minMax(</text:span><text:span text:style-name="T38">joueur</text:span><text:span text:style-name="T35">)</text:span></text:p>
      <text:p text:style-name="P10"><text:tab/><text:span text:style-name="T19">fin </text:span><text:span text:style-name="T22">pour</text:span></text:p>
      <text:p text:style-name="P7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4:31:15.280526112</meta:creation-date>
    <dc:date>2023-12-19T15:52:09.571426845</dc:date>
    <meta:editing-duration>PT1H20M27S</meta:editing-duration>
    <meta:editing-cycles>58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71" meta:character-count="497" meta:non-whitespace-character-count="425"/>
  </office:meta>
</office:document-meta>
</file>